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pple-system1" svg:font-family="apple-system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apple-system2" svg:font-family="apple-system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11967" officeooo:paragraph-rsid="00111967" style:font-weight-asian="bold" style:font-weight-complex="bold"/>
    </style:style>
    <style:style style:name="P2" style:family="paragraph" style:parent-style-name="Standard" style:list-style-name="L2">
      <style:text-properties style:text-underline-style="solid" style:text-underline-width="auto" style:text-underline-color="font-color" fo:font-weight="normal" officeooo:rsid="00131482" officeooo:paragraph-rsid="00131482" style:font-weight-asian="normal" style:font-weight-complex="normal"/>
    </style:style>
    <style:style style:name="P3" style:family="paragraph" style:parent-style-name="Standard" style:list-style-name="L2">
      <style:text-properties style:text-underline-style="solid" style:text-underline-width="auto" style:text-underline-color="font-color" fo:font-weight="normal" officeooo:rsid="00131482" officeooo:paragraph-rsid="00158236" style:font-weight-asian="normal" style:font-weight-complex="normal"/>
    </style:style>
    <style:style style:name="P4" style:family="paragraph" style:parent-style-name="Standard" style:list-style-name="L2">
      <style:text-properties style:text-underline-style="solid" style:text-underline-width="auto" style:text-underline-color="font-color" fo:font-weight="normal" officeooo:rsid="00158236" officeooo:paragraph-rsid="00158236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officeooo:rsid="00111967" officeooo:paragraph-rsid="00111967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11967" officeooo:paragraph-rsid="00131482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officeooo:rsid="00128f3e" officeooo:paragraph-rsid="00128f3e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28f3e" officeooo:paragraph-rsid="00128f3e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31482" officeooo:paragraph-rsid="00131482" style:font-weight-asian="normal" style:font-weight-complex="normal"/>
    </style:style>
    <style:style style:name="P10" style:family="paragraph" style:parent-style-name="Standard" style:list-style-name="L2">
      <style:text-properties fo:font-size="9.69999980926514pt" style:text-underline-style="none" fo:font-weight="normal" officeooo:rsid="0014b69d" officeooo:paragraph-rsid="00158236" style:font-size-asian="8.44999980926514pt" style:font-weight-asian="normal" style:font-size-complex="9.69999980926514pt" style:font-weight-complex="normal"/>
    </style:style>
    <style:style style:name="P11" style:family="paragraph" style:parent-style-name="Standard" style:list-style-name="L2">
      <style:text-properties fo:font-size="9.69999980926514pt" style:text-underline-style="none" fo:font-weight="normal" officeooo:rsid="00158236" officeooo:paragraph-rsid="00158236" style:font-size-asian="8.44999980926514pt" style:font-weight-asian="normal" style:font-size-complex="9.69999980926514pt" style:font-weight-complex="normal"/>
    </style:style>
    <style:style style:name="P12" style:family="paragraph" style:parent-style-name="Standard" style:list-style-name="L2">
      <style:text-properties fo:font-size="9.69999980926514pt" style:text-underline-style="none" fo:font-weight="normal" officeooo:rsid="0016111f" officeooo:paragraph-rsid="0016111f" style:font-size-asian="8.44999980926514pt" style:font-weight-asian="normal" style:font-size-complex="9.69999980926514pt" style:font-weight-complex="normal"/>
    </style:style>
    <style:style style:name="P13" style:family="paragraph" style:parent-style-name="Standard" style:list-style-name="L2">
      <style:text-properties fo:font-size="9.69999980926514pt" style:text-underline-style="none" fo:font-weight="normal" officeooo:rsid="00178645" officeooo:paragraph-rsid="00178645" style:font-size-asian="8.44999980926514pt" style:font-weight-asian="normal" style:font-size-complex="9.69999980926514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18d210" officeooo:paragraph-rsid="0018d210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solid" style:text-underline-width="auto" style:text-underline-color="font-color" fo:font-weight="bold" officeooo:rsid="00128f3e" officeooo:paragraph-rsid="00128f3e" style:font-size-asian="12pt" style:font-weight-asian="bold" style:font-size-complex="12pt" style:font-weight-complex="bold"/>
    </style:style>
    <style:style style:name="P16" style:family="paragraph" style:parent-style-name="Standard" style:list-style-name="L3">
      <style:text-properties style:font-name="Liberation Serif" fo:font-size="12pt" style:text-underline-style="solid" style:text-underline-width="auto" style:text-underline-color="font-color" fo:font-weight="normal" officeooo:rsid="00158236" officeooo:paragraph-rsid="001a2f97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text-properties style:font-name="Liberation Serif" fo:font-size="12pt" style:text-underline-style="solid" style:text-underline-width="auto" style:text-underline-color="font-color" fo:font-weight="normal" officeooo:rsid="001ca0d2" officeooo:paragraph-rsid="001ca0d2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style:font-name="Liberation Serif" fo:font-size="9.69999980926514pt" style:text-underline-style="none" fo:font-weight="normal" officeooo:rsid="00158236" officeooo:paragraph-rsid="001ad3ad" style:font-size-asian="9.69999980926514pt" style:font-weight-asian="normal" style:font-size-complex="9.69999980926514pt" style:font-weight-complex="normal"/>
    </style:style>
    <style:style style:name="P19" style:family="paragraph" style:parent-style-name="Standard" style:list-style-name="L3">
      <style:text-properties style:font-name="Liberation Serif" fo:font-size="9.69999980926514pt" style:text-underline-style="none" fo:font-weight="normal" officeooo:rsid="001ad3ad" officeooo:paragraph-rsid="001ad3ad" style:font-size-asian="9.69999980926514pt" style:font-weight-asian="normal" style:font-size-complex="9.69999980926514pt" style:font-weight-complex="normal"/>
    </style:style>
    <style:style style:name="P20" style:family="paragraph" style:parent-style-name="Standard" style:list-style-name="L3">
      <style:text-properties style:font-name="Liberation Serif" fo:font-size="9.69999980926514pt" style:text-underline-style="none" fo:font-weight="normal" officeooo:rsid="001ad3ad" officeooo:paragraph-rsid="001ca0d2" style:font-size-asian="9.69999980926514pt" style:font-weight-asian="normal" style:font-size-complex="9.69999980926514pt" style:font-weight-complex="normal"/>
    </style:style>
    <style:style style:name="P21" style:family="paragraph" style:parent-style-name="Standard">
      <style:text-properties style:font-name="Liberation Serif" fo:font-size="9.69999980926514pt" style:text-underline-style="none" fo:font-weight="normal" officeooo:rsid="001ad3ad" officeooo:paragraph-rsid="001ad3ad" style:font-size-asian="9.69999980926514pt" style:font-weight-asian="normal" style:font-size-complex="9.69999980926514pt" style:font-weight-complex="normal"/>
    </style:style>
    <style:style style:name="P22" style:family="paragraph" style:parent-style-name="Standard" style:list-style-name="L3">
      <style:text-properties style:font-name="Liberation Serif" fo:font-size="9.69999980926514pt" style:text-underline-style="none" fo:font-weight="normal" officeooo:rsid="001e4092" officeooo:paragraph-rsid="001e4092" style:font-size-asian="9.69999980926514pt" style:font-weight-asian="normal" style:font-size-complex="9.69999980926514pt" style:font-weight-complex="normal"/>
    </style:style>
    <style:style style:name="P23" style:family="paragraph" style:parent-style-name="Heading_20_2"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bold" officeooo:rsid="00128f3e" officeooo:paragraph-rsid="00178645" style:font-size-asian="12pt" style:font-weight-asian="bold" style:font-size-complex="12pt" style:font-weight-complex="bold"/>
    </style:style>
    <style:style style:name="T1" style:family="text">
      <style:text-properties fo:font-size="14pt" style:text-underline-style="solid" style:text-underline-width="auto" style:text-underline-color="font-color" fo:font-weight="bold" officeooo:rsid="00111967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222222" style:font-name="arial" fo:font-size="9.75pt" fo:letter-spacing="normal" fo:font-style="normal"/>
    </style:style>
    <style:style style:name="T3" style:family="text">
      <style:text-properties fo:font-variant="normal" fo:text-transform="none" fo:color="#222222" style:font-name="arial" fo:font-size="9.75pt" fo:letter-spacing="normal" fo:font-style="normal" fo:font-weight="bold"/>
    </style:style>
    <style:style style:name="T4" style:family="text">
      <style:text-properties fo:font-variant="normal" fo:text-transform="none" fo:color="#222222" style:font-name="arial" fo:font-size="9.75pt" fo:letter-spacing="normal" fo:font-style="normal" style:font-size-asian="9.69999980926514pt" style:font-size-complex="9.69999980926514pt"/>
    </style:style>
    <style:style style:name="T5" style:family="text">
      <style:text-properties fo:font-variant="normal" fo:text-transform="none" fo:color="#222222" style:font-name="arial" fo:font-size="9.75pt" fo:letter-spacing="normal" fo:font-style="normal" officeooo:rsid="00131482" style:font-size-asian="9.69999980926514pt" style:font-size-complex="9.69999980926514pt"/>
    </style:style>
    <style:style style:name="T6" style:family="text">
      <style:text-properties fo:font-variant="normal" fo:text-transform="none" fo:color="#222222" style:font-name="arial" fo:font-size="9.75pt" fo:letter-spacing="normal" fo:font-style="normal" officeooo:rsid="001a2f97" style:font-size-asian="9.69999980926514pt" style:font-size-complex="9.69999980926514pt"/>
    </style:style>
    <style:style style:name="T7" style:family="text">
      <style:text-properties fo:font-variant="normal" fo:text-transform="none" fo:color="#222222" style:font-name="arial" fo:font-size="9.75pt" fo:letter-spacing="normal" fo:font-style="normal" style:text-underline-style="solid" style:text-underline-width="auto" style:text-underline-color="font-color"/>
    </style:style>
    <style:style style:name="T8" style:family="text">
      <style:text-properties fo:font-variant="normal" fo:text-transform="none" fo:color="#222222" style:font-name="arial" fo:letter-spacing="normal" fo:font-style="normal"/>
    </style:style>
    <style:style style:name="T9" style:family="text">
      <style:text-properties fo:font-variant="normal" fo:text-transform="none" fo:color="#222222" style:font-name="arial" fo:font-size="9.69999980926514pt" fo:letter-spacing="normal" fo:font-style="normal" style:font-size-asian="9.69999980926514pt" style:font-size-complex="9.69999980926514pt"/>
    </style:style>
    <style:style style:name="T10" style:family="text">
      <style:text-properties fo:font-variant="normal" fo:text-transform="none" fo:color="#222222" style:font-name="arial" fo:font-size="9.69999980926514pt" fo:letter-spacing="normal" fo:font-style="normal" officeooo:rsid="00131482" style:font-size-asian="9.69999980926514pt" style:font-size-complex="9.69999980926514pt"/>
    </style:style>
    <style:style style:name="T11" style:family="text">
      <style:text-properties fo:font-variant="normal" fo:text-transform="none" fo:color="#222222" fo:letter-spacing="normal" fo:font-style="normal"/>
    </style:style>
    <style:style style:name="T12" style:family="text">
      <style:text-properties fo:font-variant="normal" fo:text-transform="none" fo:color="#222222" fo:letter-spacing="normal" fo:font-style="normal" officeooo:rsid="001a2f97"/>
    </style:style>
    <style:style style:name="T13" style:family="text">
      <style:text-properties fo:font-variant="normal" fo:text-transform="none" fo:color="#24292e" style:font-name="apple-system" fo:letter-spacing="normal" fo:font-style="normal"/>
    </style:style>
    <style:style style:name="T14" style:family="text">
      <style:text-properties fo:font-variant="normal" fo:text-transform="none" fo:color="#24292e" style:font-name="apple-system" fo:letter-spacing="normal" fo:font-style="normal" officeooo:rsid="00158236"/>
    </style:style>
    <style:style style:name="T15" style:family="text">
      <style:text-properties fo:font-variant="normal" fo:text-transform="none" fo:color="#24292e" style:font-name="apple-system" fo:letter-spacing="normal" fo:font-style="normal" officeooo:rsid="0016111f"/>
    </style:style>
    <style:style style:name="T16" style:family="text">
      <style:text-properties fo:font-variant="normal" fo:text-transform="none" fo:color="#24292e" style:font-name="apple-system" fo:letter-spacing="normal" fo:font-style="normal" style:text-underline-style="solid" style:text-underline-width="auto" style:text-underline-color="font-color"/>
    </style:style>
    <style:style style:name="T17" style:family="text">
      <style:text-properties fo:font-variant="normal" fo:text-transform="none" fo:color="#24292e" style:font-name="apple-system" fo:letter-spacing="normal" fo:font-style="normal" style:text-underline-style="solid" style:text-underline-width="auto" style:text-underline-color="font-color" officeooo:rsid="0016111f"/>
    </style:style>
    <style:style style:name="T18" style:family="text">
      <style:text-properties fo:font-variant="normal" fo:text-transform="none" fo:color="#24292e" style:font-name="apple-system" fo:letter-spacing="normal" fo:font-style="normal" style:text-underline-style="solid" style:text-underline-width="auto" style:text-underline-color="font-color" officeooo:rsid="00178645"/>
    </style:style>
    <style:style style:name="T19" style:family="text">
      <style:text-properties fo:font-variant="normal" fo:text-transform="none" fo:color="#24292e" style:font-name="apple-system" fo:letter-spacing="normal" fo:font-style="normal" style:text-underline-style="solid" style:text-underline-width="auto" style:text-underline-color="font-color" style:font-size-asian="8.44999980926514pt"/>
    </style:style>
    <style:style style:name="T20" style:family="text">
      <style:text-properties fo:font-variant="normal" fo:text-transform="none" fo:color="#24292e" style:font-name="apple-system" fo:letter-spacing="normal" fo:font-style="normal" style:text-underline-style="solid" style:text-underline-width="auto" style:text-underline-color="font-color" officeooo:rsid="001ad3ad" style:font-size-asian="8.44999980926514pt"/>
    </style:style>
    <style:style style:name="T21" style:family="text">
      <style:text-properties fo:font-variant="normal" fo:text-transform="none" fo:color="#24292e" style:font-name="apple-system" fo:letter-spacing="normal" fo:font-style="normal" style:text-underline-style="solid" style:text-underline-width="auto" style:text-underline-color="font-color" officeooo:rsid="001ca0d2" style:font-size-asian="8.44999980926514pt"/>
    </style:style>
    <style:style style:name="T22" style:family="text">
      <style:text-properties fo:font-variant="normal" fo:text-transform="none" fo:color="#24292e" style:font-name="apple-system" fo:letter-spacing="normal" fo:font-style="normal" officeooo:rsid="00178645"/>
    </style:style>
    <style:style style:name="T23" style:family="text">
      <style:text-properties fo:font-variant="normal" fo:text-transform="none" fo:color="#24292e" style:font-name="apple-system" fo:letter-spacing="normal" fo:font-style="normal" style:font-size-asian="8.44999980926514pt"/>
    </style:style>
    <style:style style:name="T24" style:family="text">
      <style:text-properties fo:font-variant="normal" fo:text-transform="none" fo:color="#24292e" style:font-name="apple-system" fo:letter-spacing="normal" fo:font-style="normal" officeooo:rsid="001ad3ad" style:font-size-asian="8.44999980926514pt"/>
    </style:style>
    <style:style style:name="T25" style:family="text">
      <style:text-properties fo:font-variant="normal" fo:text-transform="none" fo:color="#24292e" style:font-name="apple-system" fo:letter-spacing="normal" fo:font-style="normal" officeooo:rsid="001ca0d2" style:font-size-asian="8.44999980926514pt"/>
    </style:style>
    <style:style style:name="T26" style:family="text">
      <style:text-properties fo:color="#222222" style:font-name="arial"/>
    </style:style>
    <style:style style:name="T27" style:family="text">
      <style:text-properties officeooo:rsid="0014b69d"/>
    </style:style>
    <style:style style:name="T28" style:family="text">
      <style:text-properties officeooo:rsid="0015823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span text:style-name="T1">JENKINS</text:span></text:p>
      <text:p text:style-name="Standard"/>
      <text:p text:style-name="P1">Installing Blue Ocean</text:p>
      <text:p text:style-name="P6"><text:span text:style-name="T3">Blue Ocean </text:span><text:span text:style-name="T2">is a new User Interface (UI) and User Experience (UX) for </text:span><text:span text:style-name="T3">Jenkins, </text:span><text:span text:style-name="T2">designed to make </text:span><text:span text:style-name="T3">Jenkins </text:span><text:span text:style-name="T2">UI more efficient by reducing clutter and increasing the clarity.</text:span></text:p>
      <text:p text:style-name="P6"><text:span text:style-name="T2">Following are the steps to install Blue ocean:</text:span></text:p>
      <text:list xml:id="list1686385711" text:style-name="L1">
        <text:list-item>
          <text:p text:style-name="P5"><text:span text:style-name="T2">Go to </text:span><text:span text:style-name="T7">Manage Jenkins</text:span><text:span text:style-name="T2">→ </text:span><text:span text:style-name="T7">Manage Plug-ins</text:span><text:span text:style-name="T2">.</text:span></text:p>
        </text:list-item>
        <text:list-item>
          <text:p text:style-name="P5"><text:span text:style-name="T2">Select the “Available” tab and add “Blue Ocean” in the filter box to search for the plugin. </text:span></text:p>
        </text:list-item>
        <text:list-item>
          <text:p text:style-name="P7"><text:span text:style-name="T2">Select the Blue Ocean (BlueOcean Aggregator) plug-in. Install it and restart Jenkins.</text:span></text:p>
        </text:list-item>
        <text:list-item>
          <text:p text:style-name="P7"><text:span text:style-name="T2">Choose </text:span><text:span text:style-name="T7">Blue Ocean option</text:span><text:span text:style-name="T2"> from the left menu to use Blue Ocean UI.</text:span></text:p>
        </text:list-item>
      </text:list>
      <text:p text:style-name="P8"><text:span text:style-name="T2"/></text:p>
      <text:p text:style-name="P15"><text:span text:style-name="T8">Integrating GitHub Repository and Jenkins</text:span></text:p>
      <text:p text:style-name="P8"><text:span text:style-name="T9">If you have some </text:span><text:span text:style-name="T10">code base</text:span><text:span text:style-name="T9"> in a </text:span><text:span text:style-name="T10">gitHub</text:span><text:span text:style-name="T9"> repository and you want to use Jenkins for </text:span><text:span text:style-name="T10">it’s continuous integration</text:span><text:span text:style-name="T5">, you can integrate that repository with Jenkins and henceforth, any changes in the repository will trigger Jenkins build.</text:span></text:p>
      <text:p text:style-name="P9"><text:span text:style-name="T4">Following are the steps:</text:span></text:p>
      <text:list xml:id="list3031898377" text:style-name="L2">
        <text:list-item>
          <text:p text:style-name="P2">Building a <text:span text:style-name="T27">new job for a </text:span>private GitHub Repositor<text:span text:style-name="T28">y</text:span></text:p>
          <text:p text:style-name="P3"/>
          <text:list>
            <text:list-item>
              <text:p text:style-name="P10"><text:span text:style-name="T13">Log in to </text:span><text:span text:style-name="T14">J</text:span><text:span text:style-name="T13">enkins and create a new freestyle project.</text:span></text:p>
            </text:list-item>
            <text:list-item>
              <text:p text:style-name="P10"><text:span text:style-name="T13">Under the </text:span><text:span text:style-name="T16">Source Code Managemen</text:span><text:span text:style-name="T13">t section, select Git.</text:span></text:p>
            </text:list-item>
            <text:list-item>
              <text:p text:style-name="P10"><text:span text:style-name="T13">Enter the private repository’s URL in the Repository URL field.</text:span></text:p>
            </text:list-item>
            <text:list-item>
              <text:p text:style-name="P10"><text:span text:style-name="T13">Since the repository is private, you need to add credentials for Jenkins.</text:span></text:p>
            </text:list-item>
            <text:list-item>
              <text:p text:style-name="P10"><text:span text:style-name="T13">Click on Add </text:span><text:span text:style-name="T14">button, next to the Credentials field and choose Jenkins as the Credential provider in the drop down menu.</text:span></text:p>
            </text:list-item>
            <text:list-item>
              <text:p text:style-name="P11"><text:span text:style-name="T13">Enter your GitHub user-name and password.After adding your credentials choose the newly added credentials in the dropdown menu that appears next to Credentials label.</text:span></text:p>
              <text:p text:style-name="P11"><text:span text:style-name="T13"/></text:p>
            </text:list-item>
          </text:list>
        </text:list-item>
        <text:list-item>
          <text:p text:style-name="P4">Configuring the GitSCM Poll Build Trigger</text:p>
          <text:p text:style-name="P4"/>
          <text:list>
            <text:list-item>
              <text:p text:style-name="P11"><text:span text:style-name="T13">Under the </text:span><text:span text:style-name="T16">Build Triggers Section</text:span><text:span text:style-name="T13">, select “</text:span><text:span text:style-name="T16">GitHub hook trigger for G</text:span><text:span text:style-name="T17">ITScm polling</text:span><text:span text:style-name="T15">” option.</text:span></text:p>
            </text:list-item>
            <text:list-item>
              <text:p text:style-name="P12"><text:span text:style-name="T13">Complete other build options as per the requirement.</text:span></text:p>
            </text:list-item>
            <text:list-item>
              <text:p text:style-name="P12"><text:span text:style-name="T13">Now, you need to set up your GitHub repository, so that it makes requests to Jenkins web-hook and the polling logic can be completed.</text:span></text:p>
            </text:list-item>
            <text:list-item>
              <text:p text:style-name="P12"><text:span text:style-name="T13">Go to the </text:span><text:span text:style-name="T16">settings</text:span><text:span text:style-name="T13"> of your GitHub repository.</text:span></text:p>
            </text:list-item>
            <text:list-item>
              <text:p text:style-name="P12"><text:span text:style-name="T13">Choose “</text:span><text:span text:style-name="T16">Integration and Services</text:span><text:span text:style-name="T13">” option.</text:span></text:p>
            </text:list-item>
            <text:list-item>
              <text:p text:style-name="P12"><text:span text:style-name="T13">Click on </text:span><text:span text:style-name="T16">Add Service</text:span><text:span text:style-name="T13"> and select J</text:span><text:span text:style-name="T16">enkins (GitHub plug-in)</text:span><text:span text:style-name="T13"> from the drop down menu.</text:span></text:p>
            </text:list-item>
            <text:list-item>
              <text:p text:style-name="P12"><text:span text:style-name="T13">Now, you will be asked to enter “</text:span><text:span text:style-name="T18">Jenkins Hook URL</text:span><text:span text:style-name="T22">”. This is the public URL of Jenkins server which you are running.</text:span></text:p>
            </text:list-item>
            <text:list-item>
              <text:p text:style-name="P13"><text:span text:style-name="T13">To get the public URL, install ngrok and run the command ./ngrok http 8080, this will provide a public ip address. Copy paste it into the <text:s/></text:span><text:span text:style-name="T16">Jenkins Hook URL</text:span><text:span text:style-name="T13"> text box.</text:span></text:p>
            </text:list-item>
            <text:list-item>
              <text:p text:style-name="P13"><text:span text:style-name="T13">Activate the service by ticking the </text:span><text:span text:style-name="T16">Active check-box</text:span><text:span text:style-name="T13"> and click on </text:span><text:span text:style-name="T16">Add Service</text:span><text:span text:style-name="T13"> button.</text:span></text:p>
              <text:p text:style-name="P13"><text:span text:style-name="T13"/></text:p>
            </text:list-item>
          </text:list>
        </text:list-item>
      </text:list>
      <text:h text:style-name="P23" text:outline-level="2"><text:span text:style-name="T26">Post Build Actions - Extended Email Notification</text:span></text:h>
      <text:p text:style-name="P14"><text:span text:style-name="T4">After </text:span><text:span text:style-name="T6">each </text:span><text:span text:style-name="T4">execution of the build, if you want to receive the </text:span><text:span text:style-name="T6">notifications by e-mail, follow the following steps-</text:span></text:p>
      <text:list xml:id="list3795276256" text:style-name="L3">
        <text:list-item>
          <text:p text:style-name="P16"><text:span text:style-name="T11">Configuring </text:span><text:span text:style-name="T12">E-Mail</text:span></text:p>
          <text:p text:style-name="P16"><text:span text:style-name="T12"/></text:p>
          <text:list>
            <text:list-item>
              <text:p text:style-name="P18"><text:span text:style-name="T24">Go to </text:span><text:span text:style-name="T20">Manage Jenkins</text:span><text:span text:style-name="T24"> → </text:span><text:span text:style-name="T20">Configure Systems</text:span><text:span text:style-name="T24"> and scroll down to the </text:span><text:span text:style-name="T20">Extended E-mail Notification</text:span><text:span text:style-name="T24"> section.</text:span></text:p>
            </text:list-item>
            <text:list-item>
              <text:p text:style-name="P19"><text:span text:style-name="T23">Add the SMTP server details of the email which you want to use to send e-mails.</text:span></text:p>
            </text:list-item>
            <text:list-item>
              <text:p text:style-name="P19"><text:span text:style-name="T23">Click on </text:span><text:span text:style-name="T19">Advanced</text:span><text:span text:style-name="T23"> button.</text:span></text:p>
            </text:list-item>
            <text:list-item>
              <text:p text:style-name="P19"><text:span text:style-name="T23">Select </text:span><text:span text:style-name="T19">Use SMTP Authentication</text:span><text:span text:style-name="T23"> and enter account </text:span><text:span text:style-name="T25">user-name</text:span><text:span text:style-name="T23"> and password.</text:span></text:p>
            </text:list-item>
            <text:list-item>
              <text:p text:style-name="P19"><text:span text:style-name="T23">Select </text:span><text:span text:style-name="T19">Use SSL</text:span><text:span text:style-name="T23"> and enter the </text:span><text:span text:style-name="T19">SMTP port </text:span><text:span text:style-name="T21">number</text:span><text:span text:style-name="T25">.</text:span></text:p>
            </text:list-item>
          </text:list>
        </text:list-item>
      </text:list>
      <text:p text:style-name="P21"><text:span text:style-name="T25"/></text:p>
      <text:p text:style-name="P21"><text:span text:style-name="T25"/></text:p>
      <text:list xml:id="list11238068369850" text:continue-numbering="true" text:style-name="L3">
        <text:list-item>
          <text:list>
            <text:list-header>
              <text:p text:style-name="P19"><text:span text:style-name="T25"/></text:p>
            </text:list-header>
          </text:list>
        </text:list-item>
        <text:list-item>
          <text:p text:style-name="P17"><text:soft-page-break/><text:span text:style-name="T12">A</text:span><text:span text:style-name="T11">dding post build action</text:span></text:p>
          <text:p text:style-name="P17"><text:span text:style-name="T11"/></text:p>
          <text:list>
            <text:list-item>
              <text:p text:style-name="P20"><text:span text:style-name="T25">Go to </text:span><text:span text:style-name="T21">Configuration</text:span><text:span text:style-name="T25"> page of project and scroll down to </text:span><text:span text:style-name="T21">Post-build Actions</text:span><text:span text:style-name="T25">.</text:span></text:p>
            </text:list-item>
            <text:list-item>
              <text:p text:style-name="P20"><text:span text:style-name="T25">Click on </text:span><text:span text:style-name="T21">Add post-build action</text:span><text:span text:style-name="T25"> and choose </text:span><text:span text:style-name="T21">Email Notification</text:span><text:span text:style-name="T25"> from the dropdown menu.</text:span></text:p>
            </text:list-item>
            <text:list-item>
              <text:p text:style-name="P22"><text:span text:style-name="T25">E</text:span><text:span text:style-name="T23">nter the e-mail id’s of the recipients in Recipients field.</text:span></text:p>
            </text:list-item>
            <text:list-item>
              <text:p text:style-name="P22"><text:span text:style-name="T23">Check that “Send e-mail for every unstable build” is ticked.</text:span></text:p>
            </text:list-item>
            <text:list-item>
              <text:p text:style-name="P22"><text:span text:style-name="T23">Apply and Save the change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pple-system1" svg:font-family="apple-system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apple-system2" svg:font-family="apple-system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23:05:52.685209939</meta:creation-date>
    <dc:date>2018-09-03T01:12:35.889081415</dc:date>
    <meta:editing-duration>PT12M5S</meta:editing-duration>
    <meta:editing-cycles>2</meta:editing-cycles>
    <meta:generator>LibreOffice/6.0.4.2$Linux_X86_64 LibreOffice_project/00m0$Build-2</meta:generator>
    <meta:document-statistic meta:table-count="0" meta:image-count="0" meta:object-count="0" meta:page-count="2" meta:paragraph-count="42" meta:word-count="544" meta:character-count="3146" meta:non-whitespace-character-count="2669"/>
  </office:meta>
</office:document-meta>
</file>